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36">
      <style:table-cell-properties fo:border="thin solid #000000" fo:background-color="#D9E1F2"/>
    </style:style>
    <style:style style:name="ce5" style:family="table-cell" style:parent-style-name="Default" style:data-style-name="N36">
      <style:table-cell-properties fo:border="thin solid #000000" fo:background-color="#E2EFDA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 fo:background-color="#E7E6E6"/>
    </style:style>
    <style:style style:name="ce9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&lt;Author/SeriesTitle&gt;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8"/>
          <table:table-cell office:value-type="string" table:style-name="ce10">
            <text:p>contract due</text:p>
          </table:table-cell>
          <table:table-cell office:value-type="string" table:style-name="ce10">
            <text:p>approved new dates</text:p>
          </table:table-cell>
          <table:table-cell office:value-type="string" table:style-name="ce9">
            <text:p>submitted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6">
            <text:p>Project 1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6">
            <text:p>Project 2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6">
            <text:p>Project 3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6">
            <text:p>Project 4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1"/>
        </table:table-row>
        <table:table-row table:number-rows-repeated="5" table:style-name="ro1">
          <table:table-cell table:style-name="ce1"/>
          <table:table-cell table:number-columns-repeated="3" table:style-name="ce2"/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6T23:58:47Z</dc:date>
  </office:meta>
</office:document-meta>
</file>